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.75pt" style:use-optimal-column-width="true"/>
    </style:style>
    <style:style style:name="ACOL-2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3"/>
        <table:table-column table:default-cell-style-name="ACE-0" table:style-name="ACOL-1"/>
        <table:table-column table:default-cell-style-name="ACE-0" table:style-name="ACOL-0" table:number-columns-repeated="12"/>
        <table:table-column table:default-cell-style-name="ACE-0" table:style-name="ACOL-0" table:number-columns-repeated="240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Xisha_Island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h116s2c1-s2a</text:p>
          </table:table-cell>
          <table:table-cell table:style-name="ACE-0" table:formula="of:=ROUND(16+31/60+29/3600;3)" office:value-type="float" office:value="16.524999999999999">
            <text:p>16.525</text:p>
          </table:table-cell>
          <table:table-cell table:style-name="ACE-0" table:formula="of:=ROUND(111+46/60+4/3600;3)" office:value-type="float" office:value="111.768">
            <text:p>111.768</text:p>
          </table:table-cell>
          <table:table-cell table:style-name="ACE-0" office:value-type="float" office:value="29160">
            <text:p>29160</text:p>
          </table:table-cell>
          <table:table-cell table:style-name="ACE-0" office:value-type="float" office:value="850">
            <text:p>850</text:p>
          </table:table-cell>
          <table:table-cell table:style-name="ACE-0" office:value-type="string">
            <text:p>speleothem fragment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6">
            <text:p>−11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Yu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Xisha_Island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Bh116s2c2-s2a</text:p>
          </table:table-cell>
          <table:table-cell table:style-name="ACE-0" table:formula="of:=ROUND(16+31/60+29/3600;3)" office:value-type="float" office:value="16.524999999999999">
            <text:p>16.525</text:p>
          </table:table-cell>
          <table:table-cell table:style-name="ACE-0" table:formula="of:=ROUND(111+46/60+4/3600;3)" office:value-type="float" office:value="111.768">
            <text:p>111.768</text:p>
          </table:table-cell>
          <table:table-cell table:style-name="ACE-0" office:value-type="float" office:value="26040">
            <text:p>2604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speleothem fragment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6">
            <text:p>−11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YuEtal202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Xisha_Islands</text:p>
          </table:table-cell>
          <table:table-cell table:style-name="ACE-0" office:value-type="string">
            <text:p>calibrated_radiocarbon</text:p>
          </table:table-cell>
          <table:table-cell table:style-name="ACE-0" office:value-type="string">
            <text:p>Beta-511711</text:p>
          </table:table-cell>
          <table:table-cell table:style-name="ACE-0" table:formula="of:=ROUND(16+31/60+29/3600;3)" office:value-type="float" office:value="16.524999999999999">
            <text:p>16.525</text:p>
          </table:table-cell>
          <table:table-cell table:style-name="ACE-0" table:formula="of:=ROUND(111+46/60+4/3600;3)" office:value-type="float" office:value="111.768">
            <text:p>111.768</text:p>
          </table:table-cell>
          <table:table-cell table:style-name="ACE-0" office:value-type="float" office:value="18640">
            <text:p>1864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speleothem fragment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6">
            <text:p>−11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YuEtal2022</text:p>
          </table:table-cell>
          <table:table-cell table:number-columns-repeated="240" table:style-name="ACE-0"/>
        </table:table-row>
        <table:table-row table:style-name="AROW-0" table:number-rows-repeated="65532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2" gnm:cursor-row="4">
          <gnm:selection gnm:start-col="12" gnm:start-row="4" gnm:end-col="12" gnm:end-row="4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24T09:23:12Z</dc:date>
    <meta:creation-date>2022-10-27T08:15:17Z</meta:creation-date>
    <meta:generator>gnumeric/1.12.46</meta:generator>
  </office:meta>
</office:document-meta>
</file>